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D6277DC1B78A1826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0.315cm, 5.126cm, 12.281cm, 3.337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51cm" svg:height="20.599cm" svg:x="0.892cm" svg:y="3.292cm">
          <draw:image xlink:href="Pictures/10000000000005E8000007E0D6277DC1B78A1826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3-15T13:28:18.305557837</dc:date>
    <meta:editing-duration>PT3M39S</meta:editing-duration>
    <meta:editing-cycles>6</meta:editing-cycles>
    <meta:generator>LibreOffice/7.4.3.2$MacOSX_AARCH64 LibreOffice_project/1048a8393ae2eeec98dff31b5c133c5f1d08b890</meta:generator>
    <meta:document-statistic meta:object-count="1"/>
  </office:meta>
</office:document-meta>
</file>